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kanauskas, Vilius</meta:initial-creator>
    <dc:creator>Kukanauskas, Vilius</dc:creator>
    <meta:creation-date>2016-02-10T10:35:00Z</meta:creation-date>
    <dc:date>2016-02-10T10:35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